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6.21902256606508">
            <text:p>6.2190</text:p>
          </table:table-cell>
          <table:table-cell table:style-name="ce7" office:value-type="float" office:value="8.6">
            <text:p>8.6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9.49975027853636">
            <text:p>9.4998</text:p>
          </table:table-cell>
          <table:table-cell table:style-name="ce7" office:value-type="float" office:value="14.45">
            <text:p>14.45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9617897121919">
            <text:p>15.9618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6.15744808521295">
            <text:p>6.1574</text:p>
          </table:table-cell>
          <table:table-cell table:style-name="ce8" table:formula="of:=[.V2]" office:value-type="float" office:value="8.6">
            <text:p>8.6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9.4056933450855">
            <text:p>9.4057</text:p>
          </table:table-cell>
          <table:table-cell table:style-name="ce8" table:formula="of:=[.Y2]" office:value-type="float" office:value="14.45">
            <text:p>14.45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803752190289">
            <text:p>15.8038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6.09648325268609">
            <text:p>6.0965</text:p>
          </table:table-cell>
          <table:table-cell table:style-name="ce8" table:formula="of:=[.V3]" office:value-type="float" office:value="8.6">
            <text:p>8.6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9.31256766840149">
            <text:p>9.3126</text:p>
          </table:table-cell>
          <table:table-cell table:style-name="ce8" table:formula="of:=[.Y3]" office:value-type="float" office:value="14.45">
            <text:p>14.45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5.6472793963258">
            <text:p>15.6473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6.03612203236247">
            <text:p>6.0361</text:p>
          </table:table-cell>
          <table:table-cell table:style-name="ce8" table:formula="of:=[.V4]" office:value-type="float" office:value="8.6">
            <text:p>8.6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9.22036402812029">
            <text:p>9.2204</text:p>
          </table:table-cell>
          <table:table-cell table:style-name="ce8" table:formula="of:=[.Y4]" office:value-type="float" office:value="14.45">
            <text:p>14.45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5.4923558379463">
            <text:p>15.492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5.97635844788363">
            <text:p>5.9764</text:p>
          </table:table-cell>
          <table:table-cell table:style-name="ce8" table:formula="of:=[.V5]" office:value-type="float" office:value="8.6">
            <text:p>8.6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9.1290732951686">
            <text:p>9.1291</text:p>
          </table:table-cell>
          <table:table-cell table:style-name="ce8" table:formula="of:=[.Y5]" office:value-type="float" office:value="14.45">
            <text:p>14.45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5.3389661761845">
            <text:p>15.3390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5.917186582063">
            <text:p>5.9172</text:p>
          </table:table-cell>
          <table:table-cell table:style-name="ce8" table:formula="of:=[.V6]" office:value-type="float" office:value="8.6">
            <text:p>8.6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9.03868643086">
            <text:p>9.0387</text:p>
          </table:table-cell>
          <table:table-cell table:style-name="ce8" table:formula="of:=[.Y6]" office:value-type="float" office:value="14.45">
            <text:p>14.45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5.187095223945">
            <text:p>15.187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5.8586005763">
            <text:p>5.8586</text:p>
          </table:table-cell>
          <table:table-cell table:style-name="ce8" table:formula="of:=[.V7]" office:value-type="float" office:value="8.6">
            <text:p>8.6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8.949194486">
            <text:p>8.9492</text:p>
          </table:table-cell>
          <table:table-cell table:style-name="ce8" table:formula="of:=[.Y7]" office:value-type="float" office:value="14.45">
            <text:p>14.45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5.0367279445">
            <text:p>15.036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5.80059463">
            <text:p>5.8006</text:p>
          </table:table-cell>
          <table:table-cell table:style-name="ce8" table:formula="of:=[.V8]" office:value-type="float" office:value="8.6">
            <text:p>8.6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8.8605886">
            <text:p>8.8606</text:p>
          </table:table-cell>
          <table:table-cell table:style-name="ce8" table:formula="of:=[.Y8]" office:value-type="float" office:value="14.45">
            <text:p>14.45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88784945">
            <text:p>14.8878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5.743163">
            <text:p>5.7432</text:p>
          </table:table-cell>
          <table:table-cell table:style-name="ce8" table:formula="of:=[.V9]" office:value-type="float" office:value="8.6">
            <text:p>8.6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8.77286">
            <text:p>8.7729</text:p>
          </table:table-cell>
          <table:table-cell table:style-name="ce8" table:formula="of:=[.Y9]" office:value-type="float" office:value="14.45">
            <text:p>14.45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740445">
            <text:p>14.7404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5.6863">
            <text:p>5.6863</text:p>
          </table:table-cell>
          <table:table-cell table:style-name="ce8" table:formula="of:=[.V10]" office:value-type="float" office:value="8.6">
            <text:p>8.6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8.686">
            <text:p>8.6860</text:p>
          </table:table-cell>
          <table:table-cell table:style-name="ce8" table:formula="of:=[.Y10]" office:value-type="float" office:value="14.45">
            <text:p>14.45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4.5945">
            <text:p>14.5945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5.63">
            <text:p>5.6300</text:p>
          </table:table-cell>
          <table:table-cell table:style-name="ce8" table:formula="of:=[.V11]" office:value-type="float" office:value="8.6">
            <text:p>8.6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8.6">
            <text:p>8.6000</text:p>
          </table:table-cell>
          <table:table-cell table:style-name="ce8" table:formula="of:=[.Y11]" office:value-type="float" office:value="14.45">
            <text:p>14.45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4.45">
            <text:p>14.45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8.6">
            <text:p>8.6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8.51485148514852">
            <text:p>8.5149</text:p>
          </table:table-cell>
          <table:table-cell table:style-name="ce8" table:formula="of:=[.Y12]" office:value-type="float" office:value="14.45">
            <text:p>14.45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14.3069306930693">
            <text:p>14.3069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8.6">
            <text:p>8.6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8.43054602489952">
            <text:p>8.4305</text:p>
          </table:table-cell>
          <table:table-cell table:style-name="ce8" table:formula="of:=[.Y13]" office:value-type="float" office:value="14.45">
            <text:p>14.45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14.16527791393">
            <text:p>14.165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5.46442253283264">
            <text:p>5.4644</text:p>
          </table:table-cell>
          <table:table-cell table:style-name="ce8" table:formula="of:=[.V14]" office:value-type="float" office:value="8.6">
            <text:p>8.6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8.34707527217774">
            <text:p>8.3471</text:p>
          </table:table-cell>
          <table:table-cell table:style-name="ce8" table:formula="of:=[.Y14]" office:value-type="float" office:value="14.45">
            <text:p>14.45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4.0250276375545">
            <text:p>14.0250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5.41031933943826">
            <text:p>5.4103</text:p>
          </table:table-cell>
          <table:table-cell table:style-name="ce8" table:formula="of:=[.V15]" office:value-type="float" office:value="8.6">
            <text:p>8.6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8.26443096255222">
            <text:p>8.2644</text:p>
          </table:table-cell>
          <table:table-cell table:style-name="ce8" table:formula="of:=[.Y15]" office:value-type="float" office:value="14.45">
            <text:p>14.45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8861659777767">
            <text:p>13.8862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5.356751821226">
            <text:p>5.3568</text:p>
          </table:table-cell>
          <table:table-cell table:style-name="ce8" table:formula="of:=[.V16]" office:value-type="float" office:value="8.6">
            <text:p>8.6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8.18260491341804">
            <text:p>8.1826</text:p>
          </table:table-cell>
          <table:table-cell table:style-name="ce8" table:formula="of:=[.Y16]" office:value-type="float" office:value="14.45">
            <text:p>14.45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7486791859175">
            <text:p>13.7487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5.30371467448118">
            <text:p>5.3037</text:p>
          </table:table-cell>
          <table:table-cell table:style-name="ce8" table:formula="of:=[.V17]" office:value-type="float" office:value="8.6">
            <text:p>8.6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8.10158902318618">
            <text:p>8.1016</text:p>
          </table:table-cell>
          <table:table-cell table:style-name="ce8" table:formula="of:=[.Y17]" office:value-type="float" office:value="14.45">
            <text:p>14.45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6125536494233">
            <text:p>13.612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5.25120264800117">
            <text:p>5.2512</text:p>
          </table:table-cell>
          <table:table-cell table:style-name="ce8" table:formula="of:=[.V18]" office:value-type="float" office:value="8.6">
            <text:p>8.6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8.02137527048136">
            <text:p>8.0214</text:p>
          </table:table-cell>
          <table:table-cell table:style-name="ce8" table:formula="of:=[.Y18]" office:value-type="float" office:value="14.45">
            <text:p>14.45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3.4777758905181">
            <text:p>13.4778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5.19921054257542">
            <text:p>5.1992</text:p>
          </table:table-cell>
          <table:table-cell table:style-name="ce8" table:formula="of:=[.V19]" office:value-type="float" office:value="8.6">
            <text:p>8.6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94195571334789">
            <text:p>7.9420</text:p>
          </table:table-cell>
          <table:table-cell table:style-name="ce8" table:formula="of:=[.Y19]" office:value-type="float" office:value="14.45">
            <text:p>14.45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3.3443325648694">
            <text:p>13.3443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5.14773321047071">
            <text:p>5.1477</text:p>
          </table:table-cell>
          <table:table-cell table:style-name="ce8" table:formula="of:=[.V20]" office:value-type="float" office:value="8.6">
            <text:p>8.6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7.86332248846325">
            <text:p>7.8633</text:p>
          </table:table-cell>
          <table:table-cell table:style-name="ce8" table:formula="of:=[.Y20]" office:value-type="float" office:value="14.45">
            <text:p>14.45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3.2122104602667">
            <text:p>13.2122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5.09676555492149">
            <text:p>5.0968</text:p>
          </table:table-cell>
          <table:table-cell table:style-name="ce8" table:formula="of:=[.V21]" office:value-type="float" office:value="8.6">
            <text:p>8.6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7.78546781035966">
            <text:p>7.7855</text:p>
          </table:table-cell>
          <table:table-cell table:style-name="ce8" table:formula="of:=[.Y21]" office:value-type="float" office:value="14.45">
            <text:p>14.45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3.0813964953136">
            <text:p>13.08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979">
            <text:p>0.97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08142506077757">
            <text:p>1.0814</text:p>
          </table:table-cell>
          <table:table-cell table:style-name="ce7" office:value-type="float" office:value="0.993">
            <text:p>0.993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09688977053333">
            <text:p>1.096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979">
            <text:p>0.97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07071788195799">
            <text:p>1.0707</text:p>
          </table:table-cell>
          <table:table-cell table:style-name="ce8" table:formula="of:=[.Y25]" office:value-type="float" office:value="0.993">
            <text:p>0.993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08602947577557">
            <text:p>1.0860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979">
            <text:p>0.97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6011671480989">
            <text:p>1.0601</text:p>
          </table:table-cell>
          <table:table-cell table:style-name="ce8" table:formula="of:=[.Y26]" office:value-type="float" office:value="0.993">
            <text:p>0.993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07527670868868">
            <text:p>1.075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979">
            <text:p>0.97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4962050971276">
            <text:p>1.0496</text:p>
          </table:table-cell>
          <table:table-cell table:style-name="ce8" table:formula="of:=[.Y27]" office:value-type="float" office:value="0.993">
            <text:p>0.993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06463040464226">
            <text:p>1.064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979">
            <text:p>0.97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3922822743838">
            <text:p>1.0392</text:p>
          </table:table-cell>
          <table:table-cell table:style-name="ce8" table:formula="of:=[.Y28]" office:value-type="float" office:value="0.993">
            <text:p>0.993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05408950954679">
            <text:p>1.0541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979">
            <text:p>0.97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289388390479">
            <text:p>1.0289</text:p>
          </table:table-cell>
          <table:table-cell table:style-name="ce8" table:formula="of:=[.Y29]" office:value-type="float" office:value="0.993">
            <text:p>0.993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436529797493">
            <text:p>1.043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979">
            <text:p>0.97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1875132579">
            <text:p>1.0188</text:p>
          </table:table-cell>
          <table:table-cell table:style-name="ce8" table:formula="of:=[.Y30]" office:value-type="float" office:value="0.993">
            <text:p>0.993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3331978193">
            <text:p>1.0333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979">
            <text:p>0.97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08664679">
            <text:p>1.0087</text:p>
          </table:table-cell>
          <table:table-cell table:style-name="ce8" table:formula="of:=[.Y31]" office:value-type="float" office:value="0.993">
            <text:p>0.993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23088893">
            <text:p>1.023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979">
            <text:p>0.97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9986779">
            <text:p>0.9987</text:p>
          </table:table-cell>
          <table:table-cell table:style-name="ce8" table:formula="of:=[.Y32]" office:value-type="float" office:value="0.993">
            <text:p>0.993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129593">
            <text:p>1.0130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979">
            <text:p>0.97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98879">
            <text:p>0.9888</text:p>
          </table:table-cell>
          <table:table-cell table:style-name="ce8" table:formula="of:=[.Y33]" office:value-type="float" office:value="0.993">
            <text:p>0.993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00293">
            <text:p>1.0029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979">
            <text:p>0.97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979">
            <text:p>0.9790</text:p>
          </table:table-cell>
          <table:table-cell table:style-name="ce8" table:formula="of:=[.Y34]" office:value-type="float" office:value="0.993">
            <text:p>0.993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0.993">
            <text:p>0.993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979">
            <text:p>0.979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969306930693069">
            <text:p>0.9693</text:p>
          </table:table-cell>
          <table:table-cell table:style-name="ce8" table:formula="of:=[.Y35]" office:value-type="float" office:value="0.993">
            <text:p>0.993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0.983168316831683">
            <text:p>0.9832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979">
            <text:p>0.979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959709832369376">
            <text:p>0.9597</text:p>
          </table:table-cell>
          <table:table-cell table:style-name="ce8" table:formula="of:=[.Y36]" office:value-type="float" office:value="0.993">
            <text:p>0.993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0.973433977061072">
            <text:p>0.9734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979">
            <text:p>0.97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50207754821164">
            <text:p>0.9502</text:p>
          </table:table-cell>
          <table:table-cell table:style-name="ce8" table:formula="of:=[.Y37]" office:value-type="float" office:value="0.993">
            <text:p>0.993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963796016892151">
            <text:p>0.963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979">
            <text:p>0.97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40799757248677">
            <text:p>0.9408</text:p>
          </table:table-cell>
          <table:table-cell table:style-name="ce8" table:formula="of:=[.Y38]" office:value-type="float" office:value="0.993">
            <text:p>0.993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954253482071437">
            <text:p>0.954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979">
            <text:p>0.97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31484908167007">
            <text:p>0.9315</text:p>
          </table:table-cell>
          <table:table-cell table:style-name="ce8" table:formula="of:=[.Y39]" office:value-type="float" office:value="0.993">
            <text:p>0.993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44805427793501">
            <text:p>0.94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979">
            <text:p>0.97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22262285313868">
            <text:p>0.9223</text:p>
          </table:table-cell>
          <table:table-cell table:style-name="ce8" table:formula="of:=[.Y40]" office:value-type="float" office:value="0.993">
            <text:p>0.993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35450918607427">
            <text:p>0.935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979">
            <text:p>0.97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13130975558286">
            <text:p>0.9131</text:p>
          </table:table-cell>
          <table:table-cell table:style-name="ce8" table:formula="of:=[.Y41]" office:value-type="float" office:value="0.993">
            <text:p>0.993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26189028324185">
            <text:p>0.926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979">
            <text:p>0.97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04090074810184">
            <text:p>0.9041</text:p>
          </table:table-cell>
          <table:table-cell table:style-name="ce8" table:formula="of:=[.Y42]" office:value-type="float" office:value="0.993">
            <text:p>0.993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17018839924936">
            <text:p>0.9170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979">
            <text:p>0.97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895138687930875">
            <text:p>0.8951</text:p>
          </table:table-cell>
          <table:table-cell table:style-name="ce8" table:formula="of:=[.Y43]" office:value-type="float" office:value="0.993">
            <text:p>0.993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07939445470234">
            <text:p>0.907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979">
            <text:p>0.97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886275928644431">
            <text:p>0.8863</text:p>
          </table:table-cell>
          <table:table-cell table:style-name="ce8" table:formula="of:=[.Y44]" office:value-type="float" office:value="0.993">
            <text:p>0.993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898949946010132">
            <text:p>0.898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2015／09／25</text:date>, <text:time>12:32:3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25T12:32:39.64</dc:date>
    <meta:editing-duration>P69DT13H53M1S</meta:editing-duration>
    <meta:editing-cycles>268</meta:editing-cycles>
    <meta:generator>OpenOffice/4.1.1$Win32 OpenOffice.org_project/411m6$Build-9775</meta:generator>
    <meta:document-statistic meta:table-count="9" meta:cell-count="5797" meta:object-count="0"/>
  </office:meta>
</office:document-meta>
</file>